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56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39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244in"/>
    </style:style>
    <style:style style:name="co10" style:family="table-column">
      <style:table-column-properties fo:break-before="auto" style:column-width="4.529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ff99" fo:border="0.06pt solid #000000"/>
    </style:style>
    <style:style style:name="ce5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3333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7"/>
        <table:table-column table:style-name="co9" table:default-cell-style-name="ce9"/>
        <table:table-column table:style-name="co9" table:default-cell-style-name="ce2"/>
        <table:table-column table:style-name="co10" table:default-cell-style-name="ce2"/>
        <table:table-row table:style-name="ro1" table:number-rows-repeated="3">
          <table:table-cell table:style-name="Default" table:number-columns-repeated="11"/>
        </table:table-row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Val1 R2</text:p>
          </table:table-cell>
          <table:table-cell table:style-name="ce1" office:value-type="string" calcext:value-type="string">
            <text:p>Val2 R2</text:p>
          </table:table-cell>
          <table:table-cell table:style-name="ce1" office:value-type="string" calcext:value-type="string">
            <text:p>Val3 R2</text:p>
          </table:table-cell>
          <table:table-cell table:style-name="ce1" office:value-type="string" calcext:value-type="string">
            <text:p>Val4 R2</text:p>
          </table:table-cell>
          <table:table-cell table:style-name="ce1" office:value-type="string" calcext:value-type="string">
            <text:p>Val5 R2</text:p>
          </table:table-cell>
          <table:table-cell table:style-name="ce4" office:value-type="string" calcext:value-type="string">
            <text:p>Average Val R2</text:p>
          </table:table-cell>
          <table:table-cell table:style-name="ce6" office:value-type="string" calcext:value-type="string">
            <text:p>Train R2</text:p>
          </table:table-cell>
          <table:table-cell table:style-name="ce8"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5"/>
          <table:table-cell table:formula="of:=AVERAGE([.B5:.F5])" office:value-type="string" office:string-value="" calcext:value-type="error">
            <text:p>#DIV/0!</text:p>
          </table:table-cell>
          <table:table-cell table:style-name="ce6" office:value-type="string" calcext:value-type="string">
            <text:p>0 (No prediction)</text:p>
          </table:table-cell>
          <table:table-cell table:style-name="ce8"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45638" calcext:value-type="float">
            <text:p>0.145638</text:p>
          </table:table-cell>
          <table:table-cell office:value-type="float" office:value="0.188912" calcext:value-type="float">
            <text:p>0.188912</text:p>
          </table:table-cell>
          <table:table-cell office:value-type="float" office:value="0.380407" calcext:value-type="float">
            <text:p>0.380407</text:p>
          </table:table-cell>
          <table:table-cell office:value-type="float" office:value="0.416311" calcext:value-type="float">
            <text:p>0.416311</text:p>
          </table:table-cell>
          <table:table-cell office:value-type="float" office:value="0.363897" calcext:value-type="float">
            <text:p>0.363897</text:p>
          </table:table-cell>
          <table:table-cell table:formula="of:=AVERAGE([.B6:.F6])" office:value-type="float" office:value="0.299033" calcext:value-type="float">
            <text:p>0.299033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81174" calcext:value-type="float">
            <text:p>0.081174</text:p>
          </table:table-cell>
          <table:table-cell office:value-type="float" office:value="0.035207" calcext:value-type="float">
            <text:p>0.035207</text:p>
          </table:table-cell>
          <table:table-cell office:value-type="float" office:value="0.274872" calcext:value-type="float">
            <text:p>0.274872</text:p>
          </table:table-cell>
          <table:table-cell office:value-type="float" office:value="0.277028" calcext:value-type="float">
            <text:p>0.277028</text:p>
          </table:table-cell>
          <table:table-cell office:value-type="float" office:value="0.316012" calcext:value-type="float">
            <text:p>0.316012</text:p>
          </table:table-cell>
          <table:table-cell table:formula="of:=AVERAGE([.B7:.F7])" office:value-type="float" office:value="0.1968586" calcext:value-type="float">
            <text:p>0.1968586</text:p>
          </table:table-cell>
          <table:table-cell office:value-type="float" office:value="0.158638" calcext:value-type="float">
            <text:p>0.158638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00577" calcext:value-type="float">
            <text:p>0.100577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332103" calcext:value-type="float">
            <text:p>0.332103</text:p>
          </table:table-cell>
          <table:table-cell office:value-type="float" office:value="0.412234" calcext:value-type="float">
            <text:p>0.412234</text:p>
          </table:table-cell>
          <table:table-cell office:value-type="float" office:value="0.356691" calcext:value-type="float">
            <text:p>0.356691</text:p>
          </table:table-cell>
          <table:table-cell table:formula="of:=AVERAGE([.B8:.F8])" office:value-type="float" office:value="0.249637" calcext:value-type="float">
            <text:p>0.249637</text:p>
          </table:table-cell>
          <table:table-cell office:value-type="float" office:value="0.192795" calcext:value-type="float">
            <text:p>0.192795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Val1 RMSE</text:p>
          </table:table-cell>
          <table:table-cell table:style-name="ce1" office:value-type="string" calcext:value-type="string">
            <text:p>Val2 RMSE</text:p>
          </table:table-cell>
          <table:table-cell table:style-name="ce1" office:value-type="string" calcext:value-type="string">
            <text:p>Val3 RMSE</text:p>
          </table:table-cell>
          <table:table-cell table:style-name="ce1" office:value-type="string" calcext:value-type="string">
            <text:p>Val4 RMSE</text:p>
          </table:table-cell>
          <table:table-cell table:style-name="ce1" office:value-type="string" calcext:value-type="string">
            <text:p>Val5 RMSE</text:p>
          </table:table-cell>
          <table:table-cell table:style-name="ce4" office:value-type="string" calcext:value-type="string">
            <text:p>Average Val RMSE</text:p>
          </table:table-cell>
          <table:table-cell table:style-name="ce6" office:value-type="string" calcext:value-type="string">
            <text:p>Train RMSE</text:p>
          </table:table-cell>
          <table:table-cell table:style-name="ce8"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5"/>
          <table:table-cell table:formula="of:=AVERAGE([.B13:.F13])" office:value-type="string" office:string-value="" calcext:value-type="error">
            <text:p>#DIV/0!</text:p>
          </table:table-cell>
          <table:table-cell table:style-name="ce6" office:value-type="string" calcext:value-type="string">
            <text:p>0 (No prediction)</text:p>
          </table:table-cell>
          <table:table-cell table:style-name="ce8"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.938386" calcext:value-type="float">
            <text:p>4.938386</text:p>
          </table:table-cell>
          <table:table-cell office:value-type="float" office:value="6.167177" calcext:value-type="float">
            <text:p>6.167177</text:p>
          </table:table-cell>
          <table:table-cell office:value-type="float" office:value="1.759887" calcext:value-type="float">
            <text:p>1.759887</text:p>
          </table:table-cell>
          <table:table-cell office:value-type="float" office:value="1.634063" calcext:value-type="float">
            <text:p>1.634063</text:p>
          </table:table-cell>
          <table:table-cell office:value-type="float" office:value="1.85724" calcext:value-type="float">
            <text:p>1.85724</text:p>
          </table:table-cell>
          <table:table-cell table:formula="of:=AVERAGE([.B14:.F14])" office:value-type="float" office:value="3.2713506" calcext:value-type="float">
            <text:p>3.2713506</text:p>
          </table:table-cell>
          <table:table-cell office:value-type="float" office:value="3.409912" calcext:value-type="float">
            <text:p>3.409912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.121307" calcext:value-type="float">
            <text:p>5.121307</text:p>
          </table:table-cell>
          <table:table-cell office:value-type="float" office:value="6.726196" calcext:value-type="float">
            <text:p>6.726196</text:p>
          </table:table-cell>
          <table:table-cell office:value-type="float" office:value="1.903877" calcext:value-type="float">
            <text:p>1.903877</text:p>
          </table:table-cell>
          <table:table-cell office:value-type="float" office:value="1.818607" calcext:value-type="float">
            <text:p>1.818607</text:p>
          </table:table-cell>
          <table:table-cell office:value-type="float" office:value="1.925877" calcext:value-type="float">
            <text:p>1.925877</text:p>
          </table:table-cell>
          <table:table-cell table:formula="of:=AVERAGE([.B15:.F15])" office:value-type="float" office:value="3.4991728" calcext:value-type="float">
            <text:p>3.4991728</text:p>
          </table:table-cell>
          <table:table-cell office:value-type="float" office:value="3.134494" calcext:value-type="float">
            <text:p>3.134494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.066944" calcext:value-type="float">
            <text:p>5.066944</text:p>
          </table:table-cell>
          <table:table-cell office:value-type="float" office:value="6.686432" calcext:value-type="float">
            <text:p>6.686432</text:p>
          </table:table-cell>
          <table:table-cell office:value-type="float" office:value="1.827201" calcext:value-type="float">
            <text:p>1.827201</text:p>
          </table:table-cell>
          <table:table-cell office:value-type="float" office:value="1.639761" calcext:value-type="float">
            <text:p>1.639761</text:p>
          </table:table-cell>
          <table:table-cell office:value-type="float" office:value="1.86773" calcext:value-type="float">
            <text:p>1.86773</text:p>
          </table:table-cell>
          <table:table-cell table:formula="of:=AVERAGE([.B16:.F16])" office:value-type="float" office:value="3.4176136" calcext:value-type="float">
            <text:p>3.4176136</text:p>
          </table:table-cell>
          <table:table-cell office:value-type="float" office:value="3.070207" calcext:value-type="float">
            <text:p>3.070207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7:00:49.398019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ator </meta:initial-creator>
    <meta:creation-date>2017-12-15T20:20:19.921835407</meta:creation-date>
    <dc:date>2017-12-16T17:24:45.749021583</dc:date>
    <dc:creator>maviator </dc:creator>
    <meta:editing-duration>PT15H10M1S</meta:editing-duration>
    <meta:editing-cycles>9</meta:editing-cycles>
    <meta:generator>LibreOffice/4.2.8.2$Linux_X86_64 LibreOffice_project/420m0$Build-2</meta:generator>
    <meta:document-statistic meta:table-count="1" meta:cell-count="90" meta:object-count="0"/>
  </office:meta>
</office:document-meta>
</file>